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cionário de dados: descrição do significado de cada entidade/relacionamento/atributo, o</text:p>
      <text:p text:style-name="Standard">domínio dos atributos, todas restrições de integridade não expressas no diagrama, bem como qualquer anotação</text:p>
      <text:p text:style-name="Standard">pertin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43:19.303198830</meta:creation-date>
    <dc:date>2018-11-29T13:46:16.885664270</dc:date>
    <meta:editing-duration>PT2M59S</meta:editing-duration>
    <meta:editing-cycles>1</meta:editing-cycles>
    <meta:document-statistic meta:table-count="0" meta:image-count="0" meta:object-count="0" meta:page-count="1" meta:paragraph-count="3" meta:word-count="26" meta:character-count="208" meta:non-whitespace-character-count="185"/>
    <meta:generator>LibreOffice/6.0.6.2$Linux_X86_64 LibreOffice_project/00m0$Build-2</meta:generator>
  </office:meta>
</office:document-meta>
</file>